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33.13mm"/>
    </style:style>
    <style:style style:name="co6" style:family="table-column">
      <style:table-column-properties fo:break-before="auto" style:column-width="44.7mm"/>
    </style:style>
    <style:style style:name="co7" style:family="table-column">
      <style:table-column-properties fo:break-before="auto" style:column-width="34.89mm"/>
    </style:style>
    <style:style style:name="co8" style:family="table-column">
      <style:table-column-properties fo:break-before="auto" style:column-width="46.97mm"/>
    </style:style>
    <style:style style:name="co9" style:family="table-column">
      <style:table-column-properties fo:break-before="auto" style:column-width="20.41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30.36mm"/>
    </style:style>
    <style:style style:name="co12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7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11"/>
    <style:style style:name="ce12" style:family="table-cell" style:parent-style-name="Default" style:data-style-name="N123">
      <style:table-cell-properties style:rotation-align="none"/>
    </style:style>
    <style:style style:name="ce13" style:family="table-cell" style:parent-style-name="Default" style:data-style-name="N128"/>
    <style:style style:name="ce16" style:family="table-cell" style:parent-style-name="Default">
      <style:text-properties fo:color="#808080" style:text-outline="false" style:text-line-through-style="none" style:text-line-through-type="none" style:font-name="Courier New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кция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Расчет эталонной доходности для тестирования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Акция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 table:number-columns-repeated="2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string" calcext:value-type="string">
            <text:p>Пополнение карты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INCOME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9900" calcext:value-type="float">
            <text:p>9900</text:p>
          </table:table-cell>
          <table:table-cell/>
          <table:table-cell table:formula="of:=-[.E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5]" office:value-type="float" office:value="-100" calcext:value-type="float">
            <text:p>-100</text:p>
          </table:table-cell>
          <table:table-cell table:formula="of:=[.G15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-[.E18]" office:value-type="float" office:value="500" calcext:value-type="float">
            <text:p>500</text:p>
          </table:table-cell>
          <table:table-cell/>
          <table:table-cell table:formula="of:=[.G18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000" calcext:value-type="float">
            <text:p>-15000</text:p>
          </table:table-cell>
          <table:table-cell/>
          <table:table-cell table:formula="of:=-[.E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22]" office:value-type="float" office:value="-100" calcext:value-type="float">
            <text:p>-100</text:p>
          </table:table-cell>
          <table:table-cell table:formula="of:=[.G22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21]+[.E22])" office:value-type="float" office:value="14900" calcext:value-type="float">
            <text:p>149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9]" office:value-type="float" office:value="-15400" calcext:value-type="float">
            <text:p>-15400</text:p>
          </table:table-cell>
          <table:table-cell table:number-columns-repeated="6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5]" office:value-type="float" office:value="15400" calcext:value-type="float">
            <text:p>15400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7];[.A7:.A27])" office:value-type="float" office:value="0.544171335882644" calcext:value-type="float">
            <text:p>0,5442</text:p>
          </table:table-cell>
          <table:table-cell table:style-name="ce3" table:formula="of:=XIRR([.I7:.I29];[.A7:.A29])" office:value-type="float" office:value="0.646058329580179" calcext:value-type="float">
            <text:p>0,6461</text:p>
          </table:table-cell>
          <table:table-cell table:style-name="ce6"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2];[.A7:.A22])" office:value-type="float" office:value="0.616127749303461" calcext:value-type="float">
            <text:p>0,6161</text:p>
          </table:table-cell>
          <table:table-cell table:style-name="ce3" table:formula="of:=[.G34]-[.H31]" office:value-type="float" office:value="0.0719564134208168" calcext:value-type="float">
            <text:p>0,0720</text:p>
          </table:table-cell>
          <table:table-cell table:style-name="ce3" table:formula="of:=[.I31]-[.G34]" office:value-type="float" office:value="0.0299305802767185" calcext:value-type="float">
            <text:p>0,0299</text:p>
          </table:table-cell>
          <table:table-cell table:style-name="ce3" table:formula="of:=[.G34]-[.H34]" office:value-type="float" office:value="0.544171335882644" calcext:value-type="float">
            <text:p>0,5442</text:p>
          </table:table-cell>
          <table:table-cell/>
        </table:table-row>
      </table:table>
      <table:table table:name="Облигация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облигации с НКД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Облигация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0:.E12])" office:value-type="float" office:value="-9700" calcext:value-type="float">
            <text:p>-97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-[.E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1]" office:value-type="float" office:value="-100" calcext:value-type="float">
            <text:p>-100</text:p>
          </table:table-cell>
          <table:table-cell table:formula="of:=[.G11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-[.E12]" office:value-type="float" office:value="-800" calcext:value-type="float">
            <text:p>-800</text:p>
          </table:table-cell>
          <table:table-cell/>
          <table:table-cell table:formula="of:=[.G12]" office:value-type="float" office:value="-800" calcext:value-type="float">
            <text:p>-8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15]" office:value-type="float" office:value="1000" calcext:value-type="float">
            <text:p>1000</text:p>
          </table:table-cell>
          <table:table-cell/>
          <table:table-cell table:formula="of:=[.G1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9]" office:value-type="float" office:value="-100" calcext:value-type="float">
            <text:p>-100</text:p>
          </table:table-cell>
          <table:table-cell table:formula="of:=[.G19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20]" office:value-type="float" office:value="1000" calcext:value-type="float">
            <text:p>1000</text:p>
          </table:table-cell>
          <table:table-cell/>
          <table:table-cell table:formula="of:=[.G20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8:.E20])" office:value-type="float" office:value="10900" calcext:value-type="float">
            <text:p>10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6]" office:value-type="float" office:value="-15900" calcext:value-type="float">
            <text:p>-15900</text:p>
          </table:table-cell>
          <table:table-cell table:number-columns-repeated="5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4]" office:value-type="float" office:value="15900" calcext:value-type="float">
            <text:p>15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9:.H28];[.A9:.A28])" office:value-type="float" office:value="0.123017562410942" calcext:value-type="float">
            <text:p>0,1230</text:p>
          </table:table-cell>
          <table:table-cell table:style-name="ce3" table:formula="of:=XIRR([.I9:.I28];[.A9:.A28])" office:value-type="float" office:value="0.291059682277158" calcext:value-type="float">
            <text:p>0,2911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10:.G28];[.A10:.A28])" office:value-type="float" office:value="0.263719287124107" calcext:value-type="float">
            <text:p>0,2637</text:p>
          </table:table-cell>
          <table:table-cell table:style-name="ce3" table:formula="of:=[.G33]-[.H30]" office:value-type="float" office:value="0.140701724713165" calcext:value-type="float">
            <text:p>0,1407</text:p>
          </table:table-cell>
          <table:table-cell table:style-name="ce3" table:formula="of:=[.I30]-[.G33]" office:value-type="float" office:value="0.0273403951530513" calcext:value-type="float">
            <text:p>0,0273</text:p>
          </table:table-cell>
          <table:table-cell table:style-name="ce3" table:formula="of:=[.G33]-[.H33]" office:value-type="float" office:value="0.123017562410942" calcext:value-type="float">
            <text:p>0,1230</text:p>
          </table:table-cell>
        </table:table-row>
      </table:table>
      <table:table table:name="Депозит на карту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Депози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роценты 1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1]" office:value-type="float" office:value="300" calcext:value-type="float">
            <text:p>300</text:p>
          </table:table-cell>
          <table:table-cell/>
          <table:table-cell table:formula="of:=[.G1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Проценты 2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5]" office:value-type="float" office:value="300" calcext:value-type="float">
            <text:p>300</text:p>
          </table:table-cell>
          <table:table-cell/>
          <table:table-cell table:formula="of:=[.G1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центы 3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9]" office:value-type="float" office:value="300" calcext:value-type="float">
            <text:p>300</text:p>
          </table:table-cell>
          <table:table-cell/>
          <table:table-cell table:formula="of:=[.G1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Закрытие депозита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21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5];[.A7:.A25])" office:value-type="float" office:value="2.93703178301861E-017" calcext:value-type="float">
            <text:p>0,0000</text:p>
          </table:table-cell>
          <table:table-cell table:style-name="ce3" table:formula="of:=XIRR([.I7:.I25];[.A7:.A25])" office:value-type="float" office:value="0.0941840656386543" calcext:value-type="float">
            <text:p>0,0942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5];[.A7:.A25])" office:value-type="float" office:value="0.0941840656386543" calcext:value-type="float">
            <text:p>0,0942</text:p>
          </table:table-cell>
          <table:table-cell table:style-name="ce3" table:formula="of:=[.G30]-[.H27]" office:value-type="float" office:value="0.0941840656386543" calcext:value-type="float">
            <text:p>0,0942</text:p>
          </table:table-cell>
          <table:table-cell table:style-name="ce3" table:formula="of:=[.I27]-[.G30]" office:value-type="float" office:value="0" calcext:value-type="float">
            <text:p>0,0000</text:p>
          </table:table-cell>
          <table:table-cell table:style-name="ce3" table:formula="of:=[.G30]-[.H30]" office:value-type="float" office:value="0" calcext:value-type="float">
            <text:p>0,0000</text:p>
          </table:table-cell>
        </table:table-row>
      </table:table>
      <table:table table:name="Депозит с комиссией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Депозит с комиссией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полнение наличным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-[.E9]" office:value-type="float" office:value="-5000" calcext:value-type="float">
            <text:p>-5000</text:p>
          </table:table-cell>
          <table:table-cell table:formula="of:=[.G9]" office:value-type="float" office:value="-5000" calcext:value-type="float">
            <text:p>-5000</text:p>
          </table:table-cell>
          <table:table-cell table:formula="of:=[.G9]" office:value-type="float" office:value="-5000" calcext:value-type="float">
            <text:p>-50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-[.E10]" office:value-type="float" office:value="-200" calcext:value-type="float">
            <text:p>-200</text:p>
          </table:table-cell>
          <table:table-cell table:formula="of:=[.G10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formula="of:=-SUM([.E9:.E10])" office:value-type="float" office:value="-5200" calcext:value-type="float">
            <text:p>-52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Проценты по депозиту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Снятие денег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6000" calcext:value-type="float">
            <text:p>-16000</text:p>
          </table:table-cell>
          <table:table-cell/>
          <table:table-cell table:formula="of:=-[.E16]" office:value-type="float" office:value="16000" calcext:value-type="float">
            <text:p>16000</text:p>
          </table:table-cell>
          <table:table-cell table:formula="of:=[.G16]" office:value-type="float" office:value="16000" calcext:value-type="float">
            <text:p>16000</text:p>
          </table:table-cell>
          <table:table-cell table:formula="of:=[.G16]" office:value-type="float" office:value="16000" calcext:value-type="float">
            <text:p>160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-[.E17]" office:value-type="float" office:value="-200" calcext:value-type="float">
            <text:p>-200</text:p>
          </table:table-cell>
          <table:table-cell table:formula="of:=[.G17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SUM([.E16:.E17])" office:value-type="float" office:value="15800" calcext:value-type="float">
            <text:p>158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20];[.A6:.A20])" office:value-type="float" office:value="0.105080002767215" calcext:value-type="float">
            <text:p>0,1051</text:p>
          </table:table-cell>
          <table:table-cell table:style-name="ce3" table:formula="of:=XIRR([.I6:.I20];[.A6:.A20])" office:value-type="float" office:value="0.180838328428385" calcext:value-type="float">
            <text:p>0,1808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7];[.A6:.A17])" office:value-type="float" office:value="0.105080002767215" calcext:value-type="float">
            <text:p>0,1051</text:p>
          </table:table-cell>
          <table:table-cell table:style-name="ce3" table:formula="of:=[.G25]-[.H22]" office:value-type="float" office:value="0" calcext:value-type="float">
            <text:p>0,0000</text:p>
          </table:table-cell>
          <table:table-cell table:style-name="ce3" table:formula="of:=[.I22]-[.G25]" office:value-type="float" office:value="0.0757583256611698" calcext:value-type="float">
            <text:p>0,0758</text:p>
          </table:table-cell>
          <table:table-cell table:style-name="ce3" table:formula="of:=[.G25]-[.H25]" office:value-type="float" office:value="0.105080002767215" calcext:value-type="float">
            <text:p>0,1051</text:p>
          </table:table-cell>
        </table:table-row>
      </table:table>
      <table:table table:name="Депозит мульти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Депозит с мультипроводкой доходов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Снятие денег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9]" office:value-type="float" office:value="10000" calcext:value-type="float">
            <text:p>10000</text:p>
          </table:table-cell>
          <table:table-cell table:formula="of:=[.G9]" office:value-type="float" office:value="10000" calcext:value-type="float">
            <text:p>10000</text:p>
          </table:table-cell>
          <table:table-cell table:formula="of:=[.G9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-[.E10]" office:value-type="float" office:value="500" calcext:value-type="float">
            <text:p>500</text:p>
          </table:table-cell>
          <table:table-cell/>
          <table:table-cell table:formula="of:=[.G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SUM([.E9:.E10])" office:value-type="float" office:value="10500" calcext:value-type="float">
            <text:p>105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13];[.A6:.A13])" office:value-type="float" office:value="7.4800565640848E-017" calcext:value-type="float">
            <text:p>0,0000</text:p>
          </table:table-cell>
          <table:table-cell table:style-name="ce3" table:formula="of:=XIRR([.I6:.I13];[.A6:.A13])" office:value-type="float" office:value="0.124299968314408" calcext:value-type="float">
            <text:p>0,1243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3];[.A6:.A13])" office:value-type="float" office:value="0.124299968314408" calcext:value-type="float">
            <text:p>0,1243</text:p>
          </table:table-cell>
          <table:table-cell table:style-name="ce3" table:formula="of:=[.G18]-[.H15]" office:value-type="float" office:value="0.124299968314408" calcext:value-type="float">
            <text:p>0,1243</text:p>
          </table:table-cell>
          <table:table-cell table:style-name="ce3" table:formula="of:=[.I15]-[.G18]" office:value-type="float" office:value="0" calcext:value-type="float">
            <text:p>0,0000</text:p>
          </table:table-cell>
          <table:table-cell table:style-name="ce3" table:formula="of:=[.G18]-[.H18]" office:value-type="float" office:value="0" calcext:value-type="float">
            <text:p>0,0000</text:p>
          </table:table-cell>
        </table:table-row>
      </table:table>
      <table:table table:name="Покупка с комиссией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Покупка с комиссией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 office:value-type="string" calcext:value-type="string">
            <text:p>xirr_enabl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купка книжк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100" calcext:value-type="float">
            <text:p>-1100</text:p>
          </table:table-cell>
          <table:table-cell/>
          <table:table-cell table:formula="of:=-[.E9]" office:value-type="float" office:value="1100" calcext:value-type="float">
            <text:p>1100</text:p>
          </table:table-cell>
          <table:table-cell table:formula="of:=[.G9]" office:value-type="float" office:value="1100" calcext:value-type="float">
            <text:p>1100</text:p>
          </table:table-cell>
          <table:table-cell table:formula="of:=[.G9]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table:formula="of:=-[.E10]" office:value-type="float" office:value="-100" calcext:value-type="float">
            <text:p>-100</text:p>
          </table:table-cell>
          <table:table-cell table:formula="of:=[.G10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Стоимость книжки</text:p>
          </table:table-cell>
          <table:table-cell office:value-type="string" calcext:value-type="string">
            <text:p>EXPENSE</text:p>
          </table:table-cell>
          <table:table-cell table:formula="of:=-SUM([.E9:.E10])"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Покупка книжк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100" calcext:value-type="float">
            <text:p>-1100</text:p>
          </table:table-cell>
          <table:table-cell/>
          <table:table-cell table:formula="of:=-[.E13]" office:value-type="float" office:value="1100" calcext:value-type="float">
            <text:p>1100</text:p>
          </table:table-cell>
          <table:table-cell table:formula="of:=[.G13]" office:value-type="float" office:value="1100" calcext:value-type="float">
            <text:p>1100</text:p>
          </table:table-cell>
          <table:table-cell table:formula="of:=[.G13]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table:formula="of:=-[.E14]" office:value-type="float" office:value="-100" calcext:value-type="float">
            <text:p>-100</text:p>
          </table:table-cell>
          <table:table-cell table:formula="of:=[.G14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Стоимость книжки</text:p>
          </table:table-cell>
          <table:table-cell office:value-type="string" calcext:value-type="string">
            <text:p>EXPENSE</text:p>
          </table:table-cell>
          <table:table-cell table:formula="of:=-SUM([.E13:.E14])"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formula="of:=[.E6]+[.E9]+[.E13]" office:value-type="float" office:value="7800" calcext:value-type="float">
            <text:p>7800</text:p>
          </table:table-cell>
          <table:table-cell table:formula="of:=[.G18]" office:value-type="float" office:value="7800" calcext:value-type="float">
            <text:p>7800</text:p>
          </table:table-cell>
          <table:table-cell table:style-name="ce5" table:formula="of:=[.G18]" office:value-type="float" office:value="7800" calcext:value-type="float">
            <text:p>780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18];[.A6:.A18])" office:value-type="float" office:value="-0.0241887019420289" calcext:value-type="float">
            <text:p>-0,0242</text:p>
          </table:table-cell>
          <table:table-cell table:style-name="ce3" table:formula="of:=XIRR([.I6:.I18];[.A6:.A18])" office:value-type="float" office:value="1.91019206333197E-017" calcext:value-type="float">
            <text:p>0,0000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8];[.A6:.A18])" office:value-type="float" office:value="-0.0241887019420289" calcext:value-type="float">
            <text:p>-0,0242</text:p>
          </table:table-cell>
          <table:table-cell table:style-name="ce3" table:formula="of:=[.G23]-[.H20]" office:value-type="float" office:value="0" calcext:value-type="float">
            <text:p>0,0000</text:p>
          </table:table-cell>
          <table:table-cell table:style-name="ce3" table:formula="of:=[.I20]-[.G23]" office:value-type="float" office:value="0.0241887019420289" calcext:value-type="float">
            <text:p>0,0242</text:p>
          </table:table-cell>
          <table:table-cell table:style-name="ce3" table:formula="of:=[.G23]-[.H23]" office:value-type="float" office:value="-0.0241887019420289" calcext:value-type="float">
            <text:p>-0,0242</text:p>
          </table:table-cell>
        </table:table-row>
      </table:table>
      <table:table table:name="Акция курсовая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Акция, доходность по историческим котировкам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Акция</text:p>
          </table:table-cell>
          <table:table-cell table:number-columns-repeated="3"/>
        </table:table-row>
        <table:table-row table:style-name="ro1">
          <table:table-cell table:style-name="ce1" table:number-columns-repeated="8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Кол-во</text:p>
          </table:table-cell>
          <table:table-cell table:style-name="ce1" office:value-type="string" calcext:value-type="string">
            <text:p>Цен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Начальный баланс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[.E5]*[.F5]" office:value-type="float" office:value="10000" calcext:value-type="float">
            <text:p>10000</text:p>
          </table:table-cell>
          <table:table-cell/>
          <table:table-cell table:formula="of:=-[.G5]" office:value-type="float" office:value="-10000" calcext:value-type="float">
            <text:p>-10000</text:p>
          </table:table-cell>
          <table:table-cell table:formula="of:=[.I5]" office:value-type="float" office:value="-10000" calcext:value-type="float">
            <text:p>-10000</text:p>
          </table:table-cell>
          <table:table-cell table:formula="of:=[.I5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table:formula="of:=[.E7]*[.F7]" office:value-type="float" office:value="11000" calcext:value-type="float">
            <text:p>11000</text:p>
          </table:table-cell>
          <table:table-cell/>
          <table:table-cell table:formula="of:=-[.G7]" office:value-type="float" office:value="-11000" calcext:value-type="float">
            <text:p>-11000</text:p>
          </table:table-cell>
          <table:table-cell table:formula="of:=[.I7]" office:value-type="float" office:value="-11000" calcext:value-type="float">
            <text:p>-11000</text:p>
          </table:table-cell>
          <table:table-cell table:formula="of:=[.I7]" office:value-type="float" office:value="-11000" calcext:value-type="float">
            <text:p>-110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8]" office:value-type="float" office:value="-100" calcext:value-type="float">
            <text:p>-100</text:p>
          </table:table-cell>
          <table:table-cell table:formula="of:=[.I8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7:.G8])" office:value-type="float" office:value="-11100" calcext:value-type="float">
            <text:p>-1110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formula="of:=[.E11]*[.F11]" office:value-type="float" office:value="6000" calcext:value-type="float">
            <text:p>6000</text:p>
          </table:table-cell>
          <table:table-cell/>
          <table:table-cell table:formula="of:=-[.G11]" office:value-type="float" office:value="-6000" calcext:value-type="float">
            <text:p>-6000</text:p>
          </table:table-cell>
          <table:table-cell table:formula="of:=[.I11]" office:value-type="float" office:value="-6000" calcext:value-type="float">
            <text:p>-6000</text:p>
          </table:table-cell>
          <table:table-cell table:formula="of:=[.I11]" office:value-type="float" office:value="-6000" calcext:value-type="float">
            <text:p>-6000</text:p>
          </table:table-cell>
          <table:table-cell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12]" office:value-type="float" office:value="-100" calcext:value-type="float">
            <text:p>-100</text:p>
          </table:table-cell>
          <table:table-cell table:formula="of:=[.I12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11:.G12])" office:value-type="float" office:value="-6100" calcext:value-type="float">
            <text:p>-610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4-01" calcext:value-type="date">
            <text:p>01.04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" calcext:value-type="float">
            <text:p>-15</text:p>
          </table:table-cell>
          <table:table-cell office:value-type="float" office:value="1200" calcext:value-type="float">
            <text:p>1200</text:p>
          </table:table-cell>
          <table:table-cell table:formula="of:=[.E15]*[.F15]" office:value-type="float" office:value="-18000" calcext:value-type="float">
            <text:p>-18000</text:p>
          </table:table-cell>
          <table:table-cell/>
          <table:table-cell table:formula="of:=-[.G15]" office:value-type="float" office:value="18000" calcext:value-type="float">
            <text:p>18000</text:p>
          </table:table-cell>
          <table:table-cell table:formula="of:=[.I15]" office:value-type="float" office:value="18000" calcext:value-type="float">
            <text:p>18000</text:p>
          </table:table-cell>
          <table:table-cell table:formula="of:=[.I15]" office:value-type="float" office:value="18000" calcext:value-type="float">
            <text:p>18000</text:p>
          </table:table-cell>
          <table:table-cell/>
        </table:table-row>
        <table:table-row table:style-name="ro1">
          <table:table-cell table:style-name="ce2" office:value-type="date" office:date-value="2016-04-01" calcext:value-type="date">
            <text:p>01.04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16]" office:value-type="float" office:value="-100" calcext:value-type="float">
            <text:p>-100</text:p>
          </table:table-cell>
          <table:table-cell table:formula="of:=[.I16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4-01" calcext:value-type="date">
            <text:p>01.04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15:.G16])" office:value-type="float" office:value="17900" calcext:value-type="float">
            <text:p>17900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2"/>
          <table:table-cell table:formula="of:=SUM([.E5:.E19])"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table:formula="of:=[.E20]*[.F20]" office:value-type="float" office:value="11000" calcext:value-type="float">
            <text:p>11000</text:p>
          </table:table-cell>
          <table:table-cell/>
          <table:table-cell table:formula="of:=[.G20]" office:value-type="float" office:value="11000" calcext:value-type="float">
            <text:p>11000</text:p>
          </table:table-cell>
          <table:table-cell table:formula="of:=[.I20]" office:value-type="float" office:value="11000" calcext:value-type="float">
            <text:p>11000</text:p>
          </table:table-cell>
          <table:table-cell table:style-name="ce5" table:formula="of:=[.I20]" office:value-type="float" office:value="11000" calcext:value-type="float">
            <text:p>11000</text:p>
          </table:table-cell>
          <table:table-cell table:style-name="ce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7"/>
          <table:table-cell table:style-name="ce3" table:formula="of:=XIRR([.J5:.J20];[.A5:.A20])" office:value-type="float" office:value="0.142192394406582" calcext:value-type="float">
            <text:p>0,1422</text:p>
          </table:table-cell>
          <table:table-cell table:style-name="ce3" table:formula="of:=XIRR([.K5:.K20];[.A5:.A20])" office:value-type="float" office:value="0.170520786689301" calcext:value-type="float">
            <text:p>0,1705</text:p>
          </table:table-cell>
          <table:table-cell table:style-name="ce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8"/>
          <table:table-cell table:style-name="ce3" table:formula="of:=XIRR([.I5:.I20];[.A5:.A20])" office:value-type="float" office:value="0.142192394406582" calcext:value-type="float">
            <text:p>0,1422</text:p>
          </table:table-cell>
          <table:table-cell table:style-name="ce3" table:formula="of:=[.I25]-[.J22]" office:value-type="float" office:value="0" calcext:value-type="float">
            <text:p>0,0000</text:p>
          </table:table-cell>
          <table:table-cell table:style-name="ce3" table:formula="of:=[.K22]-[.I25]" office:value-type="float" office:value="0.0283283922827197" calcext:value-type="float">
            <text:p>0,0283</text:p>
          </table:table-cell>
          <table:table-cell table:style-name="ce3" table:formula="of:=[.I25]-[.J25]" office:value-type="float" office:value="0.142192394406582" calcext:value-type="float">
            <text:p>0,1422</text:p>
          </table:table-cell>
        </table:table-row>
      </table:table>
      <table:table table:name="Кредит" table:style-name="ta1">
        <table:table-column table:style-name="co1" table:default-cell-style-name="Default"/>
        <table:table-column table:style-name="co1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Кредит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Кредит</text:p>
          </table:table-cell>
          <table:table-cell table:number-columns-repeated="5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Взял кредит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office:value-type="float" office:value="-50000" calcext:value-type="float">
            <text:p>-50000</text:p>
          </table:table-cell>
          <table:table-cell/>
          <table:table-cell table:formula="of:=-[.E6]" office:value-type="float" office:value="50000" calcext:value-type="float">
            <text:p>50000</text:p>
          </table:table-cell>
          <table:table-cell table:formula="of:=[.G6]" office:value-type="float" office:value="50000" calcext:value-type="float">
            <text:p>50000</text:p>
          </table:table-cell>
          <table:table-cell table:formula="of:=[.G6]" office:value-type="float" office:value="50000" calcext:value-type="float">
            <text:p>50000</text:p>
          </table:table-cell>
          <table:table-cell/>
          <table:table-cell table:formula="of:=[.E6]" office:value-type="float" office:value="-50000" calcext:value-type="float">
            <text:p>-50000</text:p>
          </table:table-cell>
          <table:table-cell table:formula="of:=-[.E6]" office:value-type="float" office:value="50000" calcext:value-type="float">
            <text:p>50000</text:p>
          </table:table-cell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50000" calcext:value-type="float">
            <text:p>50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Проценты по кредиту 1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9]" office:value-type="float" office:value="-10000" calcext:value-type="float">
            <text:p>-10000</text:p>
          </table:table-cell>
          <table:table-cell table:formula="of:=[.G9]" office:value-type="float" office:value="-10000" calcext:value-type="float">
            <text:p>-10000</text:p>
          </table:table-cell>
          <table:table-cell table:formula="of:=[.G9]" office:value-type="float" office:value="-10000" calcext:value-type="float">
            <text:p>-10000</text:p>
          </table:table-cell>
          <table:table-cell/>
          <table:table-cell table:formula="of:=[.E9]" office:value-type="float" office:value="10000" calcext:value-type="float">
            <text:p>10000</text:p>
          </table:table-cell>
          <table:table-cell table:formula="of:=-[.E9]" office:value-type="float" office:value="-10000" calcext:value-type="float">
            <text:p>-10000</text:p>
          </table:table-cell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EXPENSE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-[.E10]" office:value-type="float" office:value="-500" calcext:value-type="float">
            <text:p>-500</text:p>
          </table:table-cell>
          <table:table-cell table:formula="of:=[.G10]" office:value-type="float" office:value="-500" calcext:value-type="float">
            <text:p>-500</text:p>
          </table:table-cell>
          <table:table-cell table:number-columns-repeated="2"/>
          <table:table-cell table:formula="of:=-[.E10]" office:value-type="float" office:value="-500" calcext:value-type="float">
            <text:p>-500</text:p>
          </table:table-cell>
          <table:table-cell table:formula="of:=-[.E10]" office:value-type="float" office:value="-500" calcext:value-type="float">
            <text:p>-500</text:p>
          </table:table-cell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SUM([.E9:.E10])" office:value-type="float" office:value="-10500" calcext:value-type="float">
            <text:p>-105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Проценты по кредиту 2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13]" office:value-type="float" office:value="-10000" calcext:value-type="float">
            <text:p>-10000</text:p>
          </table:table-cell>
          <table:table-cell table:formula="of:=[.G13]" office:value-type="float" office:value="-10000" calcext:value-type="float">
            <text:p>-10000</text:p>
          </table:table-cell>
          <table:table-cell table:formula="of:=[.G13]" office:value-type="float" office:value="-10000" calcext:value-type="float">
            <text:p>-10000</text:p>
          </table:table-cell>
          <table:table-cell/>
          <table:table-cell table:formula="of:=[.E13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EXPENSE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-[.E14]" office:value-type="float" office:value="-500" calcext:value-type="float">
            <text:p>-500</text:p>
          </table:table-cell>
          <table:table-cell table:formula="of:=[.G14]" office:value-type="float" office:value="-500" calcext:value-type="float">
            <text:p>-500</text:p>
          </table:table-cell>
          <table:table-cell table:number-columns-repeated="2"/>
          <table:table-cell table:formula="of:=-[.E14]" office:value-type="float" office:value="-500" calcext:value-type="float">
            <text:p>-5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SUM([.E13:.E14])" office:value-type="float" office:value="-10500" calcext:value-type="float">
            <text:p>-105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9-01" calcext:value-type="date">
            <text:p>01.09.16</text:p>
          </table:table-cell>
          <table:table-cell office:value-type="string" calcext:value-type="string">
            <text:p>Проценты по кредиту 3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17]" office:value-type="float" office:value="-10000" calcext:value-type="float">
            <text:p>-10000</text:p>
          </table:table-cell>
          <table:table-cell table:formula="of:=[.G17]" office:value-type="float" office:value="-10000" calcext:value-type="float">
            <text:p>-10000</text:p>
          </table:table-cell>
          <table:table-cell table:formula="of:=[.G17]" office:value-type="float" office:value="-10000" calcext:value-type="float">
            <text:p>-10000</text:p>
          </table:table-cell>
          <table:table-cell/>
          <table:table-cell table:formula="of:=[.E17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style-name="ce2" office:value-type="date" office:date-value="2016-09-01" calcext:value-type="date">
            <text:p>01.09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EXPENSE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-[.E18]" office:value-type="float" office:value="-500" calcext:value-type="float">
            <text:p>-500</text:p>
          </table:table-cell>
          <table:table-cell table:formula="of:=[.G18]" office:value-type="float" office:value="-500" calcext:value-type="float">
            <text:p>-500</text:p>
          </table:table-cell>
          <table:table-cell table:number-columns-repeated="2"/>
          <table:table-cell table:formula="of:=-[.E18]" office:value-type="float" office:value="-500" calcext:value-type="float">
            <text:p>-500</text:p>
          </table:table-cell>
          <table:table-cell/>
        </table:table-row>
        <table:table-row table:style-name="ro1">
          <table:table-cell table:style-name="ce2" office:value-type="date" office:date-value="2016-09-01" calcext:value-type="date">
            <text:p>01.09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SUM([.E17:.E18])" office:value-type="float" office:value="-10500" calcext:value-type="float">
            <text:p>-105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12-01" calcext:value-type="date">
            <text:p>01.12.16</text:p>
          </table:table-cell>
          <table:table-cell office:value-type="string" calcext:value-type="string">
            <text:p>Закрытие кредита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table:formula="of:=-[.E6]-[.E9]-[.E13]-[.E17]" office:value-type="float" office:value="20000" calcext:value-type="float">
            <text:p>20000</text:p>
          </table:table-cell>
          <table:table-cell/>
          <table:table-cell table:formula="of:=-[.E21]" office:value-type="float" office:value="-20000" calcext:value-type="float">
            <text:p>-20000</text:p>
          </table:table-cell>
          <table:table-cell table:formula="of:=[.G21]" office:value-type="float" office:value="-20000" calcext:value-type="float">
            <text:p>-20000</text:p>
          </table:table-cell>
          <table:table-cell table:formula="of:=[.G21]" office:value-type="float" office:value="-20000" calcext:value-type="float">
            <text:p>-20000</text:p>
          </table:table-cell>
          <table:table-cell/>
          <table:table-cell table:formula="of:=-[.E21]" office:value-type="float" office:value="-20000" calcext:value-type="float">
            <text:p>-20000</text:p>
          </table:table-cell>
          <table:table-cell/>
        </table:table-row>
        <table:table-row table:style-name="ro1">
          <table:table-cell table:style-name="ce2"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21]" office:value-type="float" office:value="-20000" calcext:value-type="float">
            <text:p>-20000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21];[.A6:.A21])" office:value-type="float" office:value="0.0497284339166617" calcext:value-type="float">
            <text:p>0,0497</text:p>
          </table:table-cell>
          <table:table-cell table:style-name="ce3" table:formula="of:=XIRR([.I6:.I21];[.A6:.A21])" office:value-type="float" office:value="1.10506217860899E-017" calcext:value-type="float">
            <text:p>0,0000</text:p>
          </table:table-cell>
          <table:table-cell table:style-name="ce6"/>
          <table:table-cell table:style-name="ce3" table:formula="of:=XIRR([.K6:.K21];[.A6:.A21])" office:value-type="string" office:string-value="" calcext:value-type="error">
            <text:p>Ошибка:50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table:formula="of:=XIRR([.G6:.G21];[.A6:.A21])" office:value-type="float" office:value="0.0497284339166617" calcext:value-type="float">
            <text:p>0,0497</text:p>
          </table:table-cell>
          <table:table-cell table:style-name="ce3" table:formula="of:=[.G30]-[.H27]" office:value-type="float" office:value="0" calcext:value-type="float">
            <text:p>0,0000</text:p>
          </table:table-cell>
          <table:table-cell table:style-name="ce3" table:formula="of:=[.I27]-[.G30]" office:value-type="float" office:value="-0.0497284339166616" calcext:value-type="float">
            <text:p>-0,0497</text:p>
          </table:table-cell>
          <table:table-cell table:style-name="ce3" table:formula="of:=[.G30]-[.H30]" office:value-type="float" office:value="0.0497284339166617" calcext:value-type="float">
            <text:p>0,0497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 table:number-rows-repeated="4">
          <table:table-cell table:style-name="ce12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3"/>
          <table:table-cell table:number-columns-repeated="10"/>
        </table:table-row>
      </table:table>
      <table:table table:name="error_xirr" table:style-name="ta1">
        <table:table-column table:style-name="co1" table:number-columns-repeated="5" table:default-cell-style-name="Default"/>
        <table:table-row table:style-name="ro2">
          <table:table-cell table:style-name="ce16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Меньше -100%</text:p>
          </table:table-cell>
          <table:table-cell/>
        </table:table-row>
        <table:table-row table:style-name="ro1">
          <table:table-cell table:style-name="ce2" office:value-type="date" office:date-value="2009-01-01" calcext:value-type="date">
            <text:p>01.01.09</text:p>
          </table:table-cell>
          <table:table-cell office:value-type="float" office:value="-274.4" calcext:value-type="float">
            <text:p>-274,4</text:p>
          </table:table-cell>
          <table:table-cell/>
          <table:table-cell table:style-name="ce2" office:value-type="date" office:date-value="2016-01-01" calcext:value-type="date">
            <text:p>01.01.16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11-04-12" calcext:value-type="date">
            <text:p>12.04.11</text:p>
          </table:table-cell>
          <table:table-cell office:value-type="float" office:value="-6512.4" calcext:value-type="float">
            <text:p>-6512,4</text:p>
          </table:table-cell>
          <table:table-cell/>
          <table:table-cell table:style-name="ce2" office:value-type="date" office:date-value="2016-06-01" calcext:value-type="date">
            <text:p>01.06.1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date" office:date-value="2012-09-10" calcext:value-type="date">
            <text:p>10.09.12</text:p>
          </table:table-cell>
          <table:table-cell office:value-type="float" office:value="4330" calcext:value-type="float">
            <text:p>433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XIRR([.B4:.B6];[.A4:.A6])" office:value-type="float" office:value="-0.261338629626684" calcext:value-type="float">
            <text:p>-0,261338629626684</text:p>
          </table:table-cell>
          <table:table-cell table:number-columns-repeated="2"/>
          <table:table-cell table:formula="of:=XIRR([.E4:.E5];[.D4:.D5])" office:value-type="string" office:string-value="" calcext:value-type="error">
            <text:p>Ошибка: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3">
      <number:day number:style="long"/>
      <number:text>-</number:text>
      <number:month number:style="long"/>
      <number:text>-</number:text>
      <number:year number:style="long"/>
    </number:date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7" loext:min-decimal-places="7" number:min-integer-digits="1" number:grouping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.00.0000</text:date>, <text:time style:data-style-name="N2" text:time-value="10:21:27.80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58:39.025000000</meta:creation-date>
    <meta:generator>LibreOffice/5.3.1.2$Windows_x86 LibreOffice_project/e80a0e0fd1875e1696614d24c32df0f95f03deb2</meta:generator>
    <dc:date>2017-04-27T17:08:58.793000000</dc:date>
    <meta:editing-duration>PT11H50M29S</meta:editing-duration>
    <meta:editing-cycles>21</meta:editing-cycles>
    <meta:document-statistic meta:table-count="9" meta:cell-count="768" meta:object-count="0"/>
  </office:meta>
</office:document-meta>
</file>